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officeooo:rsid="00121d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INFORMATION</text:p>
      <text:p text:style-name="P2"/>
      <text:p text:style-name="P2"><text:s text:c="2"/>Due date: <text:s text:c="8"/>before midnight on the night of Monday, June 3</text:p>
      <text:p text:style-name="P2"><text:s text:c="2"/>Grading standard: no credit for total lack of correctness up to 100% off if unable to clean compile, <text:tab/>depending on the severity of errors/warnings up to 50% off for each logic error, depending on t<text:tab/>he severity up to 50% off for each violation of one of the section 5.5.2 implementation best <text:tab/>practices</text:p>
      <text:p text:style-name="P2"><text:s text:c="2"/>Late penalty: <text:s text:c="4"/>20% off per day late, up to three days</text:p>
      <text:p text:style-name="P2"><text:s text:c="2"/>Submission: <text:s text:c="6"/>turn in "plock.c", with four required functions using handin.cs.clemson.edu do not <text:tab/>submit a compressed source file resubmission most likely not be allowed if you submit a <text:tab/>corrupted file</text:p>
      <text:p text:style-name="P2"><text:s text:c="2"/>Tools needed: <text:s text:c="4"/>gcc, pthread library</text:p>
      <text:p text:style-name="P2"><text:s text:c="2"/>Concepts needed: <text:s/>threads, locks, and condition variables</text:p>
      <text:p text:style-name="P2"/>
      <text:p text:style-name="P2"><text:s text:c="2"/>This is to be an individual or team-of-2 programming assignment.</text:p>
      <text:p text:style-name="P2"/>
      <text:p text:style-name="P2"/>
      <text:p text:style-name="P2">GENERAL DESCRIPTION</text:p>
      <text:p text:style-name="P2"/>
      <text:p text:style-name="P2">Your assignment is to write and test four C routines that implemen<text:span text:style-name="T1">t </text:span>a priority lock. This type of lock wakes up waiting threads in priority order.</text:p>
      <text:p text:style-name="P2"/>
      <text:p text:style-name="P2">Based on question 14 at the end of chapter 5 in your textbook, a thread calls plock_enter( priority ) before entering a priority ordered critical section and calls plock_exit() when leaving. When several threads are waiting to enter, the one with the numerically highest priority should be the next thread to be allowed to enter.</text:p>
      <text:p text:style-name="P2"/>
      <text:p text:style-name="P2">There can be multiple instances of the priority lock, so a plock_create() function is required along with a plock_destroy().</text:p>
      <text:p text:style-name="P2"/>
      <text:p text:style-name="P2">To implement these functions you should use the mutex and condition variable objects from the pthread library.</text:p>
      <text:p text:style-name="P2"/>
      <text:p text:style-name="P2">I will compile your source file with a test driver "main.c" in this manner:</text:p>
      <text:p text:style-name="P2"/>
      <text:p text:style-name="P2"><text:s text:c="4"/>gcc -Wall plock.c main.c -pthread</text:p>
      <text:p text:style-name="P2"/>
      <text:p text:style-name="P2">and will test with</text:p>
      <text:p text:style-name="P2"/>
      <text:p text:style-name="P2"><text:s text:c="4"/>./a.out</text:p>
      <text:p text:style-name="P2"/>
      <text:p text:style-name="P2">and</text:p>
      <text:p text:style-name="P2"/>
      <text:p text:style-name="P2"><text:s text:c="4"/>valgrind --tool=memcheck ./a.out</text:p>
      <text:p text:style-name="P2"/>
      <text:p text:style-name="P2"><text:s text:c="4"/>valgrind --tool=helgrind ./a.out</text:p>
      <text:p text:style-name="P2"/>
      <text:p text:style-name="P2"/>
      <text:p text:style-name="P2"/>
      <text:p text:style-name="P2"><text:soft-page-break/>GUIDELINES ON PREPARING THE PROGRAM</text:p>
      <text:p text:style-name="P2"/>
      <text:p text:style-name="P2">The code should be written totally by yourself or your team.</text:p>
      <text:p text:style-name="P2"/>
      <text:p text:style-name="P2">You may discuss the project requirements and the concepts with me or with anyone in the class.</text:p>
      <text:p text:style-name="P2"/>
      <text:p text:style-name="P2">However, you should not send code to anyone or receive code from anyone, whether by email, printed listings, photos, visual display on a computer/laptop/cell-phone/etc. screen, or any other method of communication. Do not post the assignment, or a request for help, or your code on any web sites.</text:p>
      <text:p text:style-name="P2"/>
      <text:p text:style-name="P2">The key idea is that you shouldn't short-circuit the learning process for others once you know the answer. (And you shouldn't burden anyone else with inappropriate requests for code or "answers" and thus short circuit your own learning process.)</text:p>
      <text:p text:style-name="P2"/>
      <text:p text:style-name="P2">Your code must meet the implementation best practices in section 5.5.2:</text:p>
      <text:p text:style-name="P2"/>
      <text:p text:style-name="P2"><text:s text:c="2"/>1. Always use a consistent structure.</text:p>
      <text:p text:style-name="P2"><text:s text:c="2"/>2. Always synchronize with locks and condition variables.</text:p>
      <text:p text:style-name="P2"><text:s text:c="2"/>3. Always acquire the lock at the beginning of the method and</text:p>
      <text:p text:style-name="P2"><text:s text:c="5"/>release it before the return.</text:p>
      <text:p text:style-name="P2"><text:s text:c="2"/>4. Always hold the lock when operating on a condition variable.</text:p>
      <text:p text:style-name="P2"><text:s text:c="2"/>5. Always wait in a while loop.</text:p>
      <text:p text:style-name="P2"><text:s text:c="2"/>6. Never use thread_sleep() to make one thread wait for another;</text:p>
      <text:p text:style-name="P2"><text:s text:c="5"/>use a condition variable instead.</text:p>
      <text:p text:style-name="P2"/>
      <text:p text:style-name="P2">Turn in a single source file named "plock.c" containing the four public functions for testing. Your source file may also contain private helper functions as you see fit. I will have my own header file and test driver available to compile and link with your code, so do not submit those.</text:p>
      <text:p text:style-name="P2"/>
      <text:p text:style-name="P2"/>
      <text:p text:style-name="P2">REQUIRED HEADER FILE</text:p>
      <text:p text:style-name="P2"/>
      <text:p text:style-name="P2">You are not allowed to change the following header file since it defines</text:p>
      <text:p text:style-name="P2">the public interface for your functions and is the header file that I</text:p>
      <text:p text:style-name="P2">will use to test your code.</text:p>
      <text:p text:style-name="P2"/>
      <text:p text:style-name="P2">#include&lt;stdio.h&gt;</text:p>
      <text:p text:style-name="P2">#include&lt;stdlib.h&gt;</text:p>
      <text:p text:style-name="P2">#include&lt;unistd.h&gt;</text:p>
      <text:p text:style-name="P2">#include&lt;pthread.h&gt;</text:p>
      <text:p text:style-name="P2"/>
      <text:p text:style-name="P2">#define FREE 0</text:p>
      <text:p text:style-name="P2">#define BUSY 1</text:p>
      <text:p text:style-name="P2"/>
      <text:p text:style-name="P2">typedef struct node_def{</text:p>
      <text:p text:style-name="P2"><text:s text:c="2"/>int priority; <text:s text:c="10"/>/* priority of the waiting thread <text:s text:c="9"/>*/</text:p>
      <text:p text:style-name="P2"><text:s text:c="2"/>pthread_cond_t waitCV; <text:s/>/* thread waits on this condition variable */</text:p>
      <text:p text:style-name="P2"><text:s text:c="2"/>struct node_def *next; <text:s/>/* node is part of a singly-linked list <text:s text:c="3"/>*/</text:p>
      <text:p text:style-name="P2">} node_t;</text:p>
      <text:p text:style-name="P2"><text:soft-page-break/></text:p>
      <text:p text:style-name="P2">typedef struct{</text:p>
      <text:p text:style-name="P2"><text:s text:c="2"/>int value; <text:s text:c="13"/>/* FREE or BUSY <text:s text:c="27"/>*/</text:p>
      <text:p text:style-name="P2"><text:s text:c="2"/>pthread_mutex_t mlock; <text:s/>/* mutex protecting the plock structure <text:s text:c="3"/>*/</text:p>
      <text:p text:style-name="P2"><text:s text:c="2"/>node_t *head; <text:s text:c="10"/>/* linked list of waiting threads <text:s text:c="9"/>*/</text:p>
      <text:p text:style-name="P2">} plock_t;</text:p>
      <text:p text:style-name="P2"/>
      <text:p text:style-name="P2">plock_t *plock_create();</text:p>
      <text:p text:style-name="P2">void plock_destroy( plock_t *lock );</text:p>
      <text:p text:style-name="P2">void plock_enter( plock_t *lock, int priority );</text:p>
      <text:p text:style-name="P2">void plock_exit( plock_t *lock );</text:p>
      <text:p text:style-name="P2"/>
      <text:p text:style-name="P2"/>
      <text:p text:style-name="P2">DESCRIPTION OF REQUIRED FUNCTIONS</text:p>
      <text:p text:style-name="P2"/>
      <text:p text:style-name="P2">plock_t *plock_create()</text:p>
      <text:p text:style-name="P2"/>
      <text:p text:style-name="P2">This function calls malloc() to allocate space for an instance of the plock_t data type, initializes the plock value to FREE, initializes the mutex mlock using the appropriate pthread library call,</text:p>
      <text:p text:style-name="P2">appropriately initializes the waiting list head pointer, and returns a pointer to the instance.</text:p>
      <text:p text:style-name="P2"/>
      <text:p text:style-name="P2">void plock_destroy( plock_t *lock );</text:p>
      <text:p text:style-name="P2"/>
      <text:p text:style-name="P2">This function first garbage collects any nodes remaining on the waiting list by destroying the condition variables using the appropriate pthread library call and freeing the nodes. It then destroys the mutex mlock using the appropriate pthread library call and finally frees the plock data structure itself.</text:p>
      <text:p text:style-name="P2"/>
      <text:p text:style-name="P2">void plock_enter( plock_t *lock, int priority );</text:p>
      <text:p text:style-name="P2"/>
      <text:p text:style-name="P2">A simple structure for this function is to insert the calling thread on the waiting list and then wait on the condition variable in the added node until the lock is not busy and the thread is the highest priority thread in the waiting list. After exiting the wait loop, the thread can remove the node from the waiting list, destroy the node, and proceed.</text:p>
      <text:p text:style-name="P2"/>
      <text:p text:style-name="P2">Note that under certain conditions the insertion and removal operations can be avoided, and the thread can immediately proceed.</text:p>
      <text:p text:style-name="P2"/>
      <text:p text:style-name="P2">To add the thread to the waiting list, a node instance is created and the condition variable within the node must be initialized using the appropriate pthread library call. The creation and addition can be</text:p>
      <text:p text:style-name="P2">structured as a private helper function if you wish. (Helper functions should be contained in the plock.c source file.)</text:p>
      <text:p text:style-name="P2"/>
      <text:p text:style-name="P2">void plock_exit( plock_t *lock ); </text:p>
      <text:p text:style-name="P2"/>
      <text:p text:style-name="P2">This function checks the state variables of the plock data structure to determine what update action to take. For example, it may need to signal a waiting thread using the appropriate pthread library call.</text:p>
      <text:p text:style-name="P2"/>
      <text:p text:style-name="P2"><text:soft-page-break/>Note that the setting and resetting of the lock value, i.e., BUSY or FREE, must be carefully coordinated between the enter and exit functions to avoid deadlock as well as to avoid multiple threads operating inside their critical sections at the same time.</text:p>
      <text:p text:style-name="P2"/>
      <text:p text:style-name="P2"/>
      <text:p text:style-name="P2">SYNCHRONIZATION CONSIDERATIONS</text:p>
      <text:p text:style-name="P2"/>
      <text:p text:style-name="P2">Please note the following warning about condition variables described by Bill Lewis and Daniel Berg in PThreads Primer: A Guide to Multithreaded Programming, 1995, on pages 117-118.</text:p>
      <text:p text:style-name="P2"/>
      <text:p text:style-name="P2">You must reevaluate the condition! First, the other thread may not have tested the complete condition before sending the wakeup. Second, even if the condition was true when the signal was sent, it could have changed before your thread got to run. Third, condition variables allow for spurious wakeups. They are allowed to wakeup for no discernible reason what-so-ever!</text:p>
      <text:p text:style-name="P2"/>
      <text:p text:style-name="P2">For example, if your exit code always sets the state value to FREE, then your enter code must handle the situation of a high-priority thread calling enter before a signaled thread can enter. That is, consider a</text:p>
      <text:p text:style-name="P2">possible interleaving when a call to exit signals a waiting thread, but before the signaled thread can run another thread with higher priority calls enter. The higher-priority thread should be allowed to enter, and the lower-prioriy thread should resume waiting. Thinking through the possible sequences of interleaved actions will guide your design, e.g., when should nodes for waiting threads be created and destroyed?</text:p>
      <text:p text:style-name="P2"/>
      <text:p text:style-name="P2">Making a single test run or even a few test runs is incomplete testing and should not leave you confident that your program is correct for all possible interleavings of the threads. You may want to insert and/or adjust strategic sleep() statements within the test driver to try to make the threads call the enter and exit routines at different times.</text:p>
      <text:p text:style-name="P2"/>
      <text:p text:style-name="P2">In some cases you may see sequences of enters and exits not in priority order. You will have to determine if this is evidence of a bug in your code or an artifact of correctly-executing code responding to calls that occur with some amount of time between each other.</text:p>
      <text:p text:style-name="P2"/>
      <text:p text:style-name="P2">You should use valgrind's memcheck and helgrind tools for debugging (see valgrind.org/docs/manual/mc-manual.html, and valgrind.org/docs/manual/hg-manual.html).</text:p>
      <text:p text:style-name="P2"/>
      <text:p text:style-name="P2">You may develop the program anywhere, but the program will be tested and must run on one of the School of Computing's Ubuntu 16.04 Linux systems. The valgrind tool suite is available on the School of Computing's Ubuntu 16.04 Linux systems. (Please use a computer other than access.computing.clemson.edu).</text:p>
      <text:p text:style-name="P2"/>
      <text:p text:style-name="P2">EXAMPLE TEST DRIVER</text:p>
      <text:p text:style-name="P2"/>
      <text:p text:style-name="P2">Note that this test driver tests only a single instance of the lock. A more extensive test driver would create and test several instances of the priority lock.</text:p>
      <text:p text:style-name="P2"/>
      <text:p text:style-name="P2">/* priority lock (plock) test driver</text:p>
      <text:p text:style-name="P2"><text:s/>*</text:p>
      <text:p text:style-name="P2"><text:s/>* compile with: gcc -Wall plock.c main.c -pthread </text:p>
      <text:p text:style-name="P2">* run memcheck tests with: valgrind --tool=memcheck ./a.out</text:p>
      <text:p text:style-name="P2"><text:soft-page-break/>* run helgrind tests with: valgrind --tool=helgrind ./a.out</text:p>
      <text:p text:style-name="P2">*/</text:p>
      <text:p text:style-name="P2"/>
      <text:p text:style-name="P2">#include "plock.h"</text:p>
      <text:p text:style-name="P2"/>
      <text:p text:style-name="P2">plock_t *priority_lock; <text:s/>/* global lock shared among worker threads */</text:p>
      <text:p text:style-name="P2"/>
      <text:p text:style-name="P2">void *worker( void *args ){</text:p>
      <text:p text:style-name="P2"><text:s text:c="2"/>int thread_id = *( (int *) args );</text:p>
      <text:p text:style-name="P2"><text:s text:c="2"/>int priority = *( ( (int *) args ) + 1 );</text:p>
      <text:p text:style-name="P2"/>
      <text:p text:style-name="P2"><text:s text:c="2"/>plock_enter( priority_lock, priority );</text:p>
      <text:p text:style-name="P2"><text:s text:c="2"/>printf( "thread %d starts with priority %d\n", thread_id, priority );</text:p>
      <text:p text:style-name="P2"><text:s text:c="2"/>sleep( 2 );</text:p>
      <text:p text:style-name="P2"><text:s text:c="2"/>printf( "thread %d ends\n", thread_id );</text:p>
      <text:p text:style-name="P2"><text:s text:c="2"/>plock_exit( priority_lock );</text:p>
      <text:p text:style-name="P2"><text:s text:c="2"/>pthread_exit( NULL );</text:p>
      <text:p text:style-name="P2">}</text:p>
      <text:p text:style-name="P2"/>
      <text:p text:style-name="P2">int main( int argc, char **argv ){</text:p>
      <text:p text:style-name="P2"><text:s text:c="2"/>pthread_t threads[20];</text:p>
      <text:p text:style-name="P2"><text:s text:c="2"/>int i;</text:p>
      <text:p text:style-name="P2"><text:s text:c="2"/>int rc;</text:p>
      <text:p text:style-name="P2"><text:s text:c="2"/>int args[20][2] = /* pairs of thread id and priority */</text:p>
      <text:p text:style-name="P2"><text:s text:c="4"/>{ { 0, 0 }, { 1, 5 }, { 2, 3 }, { 3, 4 }, { 4, 1 },</text:p>
      <text:p text:style-name="P2"><text:s text:c="6"/>{ 5, 10 }, { 6, 15 }, { 7, 13 }, { 8, 14 }, { 9, 11 },</text:p>
      <text:p text:style-name="P2"><text:s text:c="6"/>{ 10, 0 }, { 11, 5 }, { 12, 3 }, { 13, 4 }, { 14, 1 },</text:p>
      <text:p text:style-name="P2"><text:s text:c="6"/>{ 15, 10 }, { 16, 15 }, { 17, 13 }, { 18, 14 }, { 19, 11 } };</text:p>
      <text:p text:style-name="P2"/>
      <text:p text:style-name="P2"><text:s text:c="2"/>priority_lock = plock_create();</text:p>
      <text:p text:style-name="P2"/>
      <text:p text:style-name="P2"><text:s text:c="2"/>for( i = 0; i &lt; 20 ; i++ ){</text:p>
      <text:p text:style-name="P2"><text:s text:c="4"/>rc = pthread_create( &amp;threads[i], NULL, &amp;worker, (void *)( args[i] ) );</text:p>
      <text:p text:style-name="P2"><text:s text:c="4"/>if( rc ){ printf( "** could not create thread %d\n", i ); exit( -1 ); }</text:p>
      <text:p text:style-name="P2"><text:s text:c="4"/>if( ( i &amp; 3 ) == 0 ) sleep( 1 );</text:p>
      <text:p text:style-name="P2"><text:s text:c="2"/>}</text:p>
      <text:p text:style-name="P2"/>
      <text:p text:style-name="P2"><text:s text:c="2"/>for( i = 0; i &lt; 20; i++ ){</text:p>
      <text:p text:style-name="P2"><text:s text:c="4"/>rc = pthread_join( threads[i], NULL );</text:p>
      <text:p text:style-name="P2"><text:s text:c="4"/>if( rc ){ printf( "** could not join thread %d\n", i ); exit( -1 ); }</text:p>
      <text:p text:style-name="P2"><text:s text:c="2"/>}</text:p>
      <text:p text:style-name="P2"/>
      <text:p text:style-name="P2"><text:s text:c="2"/>plock_destroy( priority_lock );</text:p>
      <text:p text:style-name="P2"/>
      <text:p text:style-name="P2"><text:s text:c="2"/>return 0;</text:p>
      <text:p text:style-name="P2">}</text:p>
      <text:p text:style-name="P2"/>
      <text:p text:style-name="P2">Editing log:</text:p>
      <text:p text:style-name="P2">April 31: Changed descriptions of plock_enter() and plock_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1:22:45.790395242</meta:creation-date>
    <dc:date>2019-06-03T09:03:21.720177187</dc:date>
    <meta:editing-duration>PT11M16S</meta:editing-duration>
    <meta:editing-cycles>2</meta:editing-cycles>
    <meta:generator>LibreOffice/6.0.7.3$Linux_X86_64 LibreOffice_project/00m0$Build-3</meta:generator>
    <meta:document-statistic meta:table-count="0" meta:image-count="0" meta:object-count="0" meta:page-count="5" meta:paragraph-count="126" meta:word-count="1685" meta:character-count="10179" meta:non-whitespace-character-count="8361"/>
  </office:meta>
</office:document-meta>
</file>